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fr" fo:country="FR"/>
    </style:style>
    <style:style style:name="P2" style:parent-style-name="Standard" style:family="paragraph">
      <style:text-properties fo:language="fr" fo:country="FR"/>
    </style:style>
    <style:style style:name="P3" style:parent-style-name="Standard" style:family="paragraph">
      <style:text-properties fo:language="fr" fo:country="FR"/>
    </style:style>
    <style:style style:name="T4" style:parent-style-name="Policepardéfaut" style:family="text">
      <style:text-properties fo:language="fr" fo:country="FR"/>
    </style:style>
    <style:style style:name="T5" style:parent-style-name="Policepardéfaut" style:family="text">
      <style:text-properties fo:language="fr" fo:country="FR"/>
    </style:style>
    <style:style style:name="T6" style:parent-style-name="Policepardéfaut" style:family="text">
      <style:text-properties fo:language="fr" fo:country="FR"/>
    </style:style>
    <style:style style:name="T7" style:parent-style-name="Policepardéfaut" style:family="text">
      <style:text-properties fo:language="fr" fo:country="FR"/>
    </style:style>
    <style:style style:name="P8" style:parent-style-name="Standard" style:family="paragraph">
      <style:text-properties fo:language="fr" fo:country="FR"/>
    </style:style>
    <style:style style:name="P9" style:parent-style-name="Standard" style:family="paragraph">
      <style:text-properties fo:language="fr" fo:country="FR"/>
    </style:style>
    <style:style style:name="P10" style:parent-style-name="Standard" style:family="paragraph">
      <style:text-properties fo:language="fr" fo:country="FR"/>
    </style:style>
    <style:style style:name="T11" style:parent-style-name="Policepardéfaut" style:family="text">
      <style:text-properties fo:language="fr" fo:country="FR"/>
    </style:style>
    <style:style style:name="T12" style:parent-style-name="Policepardéfaut" style:family="text">
      <style:text-properties fo:language="fr" fo:country="FR"/>
    </style:style>
    <style:style style:name="T13" style:parent-style-name="Policepardéfaut" style:family="text">
      <style:text-properties fo:language="fr" fo:country="FR"/>
    </style:style>
    <style:style style:name="T14" style:parent-style-name="Policepardéfaut" style:family="text">
      <style:text-properties fo:language="fr" fo:country="FR"/>
    </style:style>
    <style:style style:name="T15" style:parent-style-name="Policepardéfaut" style:family="text">
      <style:text-properties fo:language="en" fo:country="US"/>
    </style:style>
    <style:style style:name="T16" style:parent-style-name="Policepardéfaut" style:family="text">
      <style:text-properties fo:language="fr" fo:country="FR"/>
    </style:style>
    <style:style style:name="T17" style:parent-style-name="Policepardéfaut" style:family="text">
      <style:text-properties fo:language="fr" fo:country="FR"/>
    </style:style>
    <style:style style:name="T18" style:parent-style-name="Policepardéfaut" style:family="text">
      <style:text-properties fo:language="fr" fo:country="FR"/>
    </style:style>
    <style:style style:name="T19" style:parent-style-name="Policepardéfaut" style:family="text">
      <style:text-properties fo:language="fr" fo:country="FR"/>
    </style:style>
    <style:style style:name="T20" style:parent-style-name="Policepardéfaut" style:family="text">
      <style:text-properties fo:language="fr" fo:country="FR"/>
    </style:style>
    <style:style style:name="T21" style:parent-style-name="Policepardéfaut" style:family="text">
      <style:text-properties fo:language="en" fo:country="US"/>
    </style:style>
    <style:style style:name="T22" style:parent-style-name="Policepardéfaut" style:family="text">
      <style:text-properties fo:language="fr" fo:country="FR"/>
    </style:style>
    <style:style style:name="T23" style:parent-style-name="Policepardéfaut" style:family="text">
      <style:text-properties fo:language="fr" fo:country="FR"/>
    </style:style>
    <style:style style:name="T24" style:parent-style-name="Policepardéfaut" style:family="text">
      <style:text-properties fo:language="fr" fo:country="FR"/>
    </style:style>
    <style:style style:name="T25" style:parent-style-name="Policepardéfaut" style:family="text">
      <style:text-properties fo:language="en" fo:country="US"/>
    </style:style>
    <style:style style:name="T26" style:parent-style-name="Policepardéfaut" style:family="text">
      <style:text-properties fo:language="fr" fo:country="FR"/>
    </style:style>
    <style:style style:name="T27" style:parent-style-name="Policepardéfaut" style:family="text">
      <style:text-properties fo:language="fr" fo:country="FR"/>
    </style:style>
    <style:style style:name="T28" style:parent-style-name="Policepardéfaut" style:family="text">
      <style:text-properties fo:language="fr" fo:country="FR"/>
    </style:style>
    <style:style style:name="T29" style:parent-style-name="Policepardéfaut" style:family="text">
      <style:text-properties fo:language="fr" fo:country="FR"/>
    </style:style>
    <style:style style:name="T30" style:parent-style-name="Policepardéfaut" style:family="text">
      <style:text-properties fo:language="fr" fo:country="FR"/>
    </style:style>
    <style:style style:name="T31" style:parent-style-name="Policepardéfaut" style:family="text">
      <style:text-properties fo:language="fr" fo:country="FR"/>
    </style:style>
    <style:style style:name="P32" style:parent-style-name="Standard" style:family="paragraph">
      <style:text-properties fo:language="fr" fo:country="FR"/>
    </style:style>
    <style:style style:name="T33" style:parent-style-name="Policepardéfaut" style:family="text">
      <style:text-properties fo:language="fr" fo:country="FR"/>
    </style:style>
    <style:style style:name="T34" style:parent-style-name="Policepardéfaut" style:family="text">
      <style:text-properties fo:font-weight="bold" style:font-weight-asian="bold" style:font-weight-complex="bold" fo:color="#800000" fo:language="fr" fo:country="FR"/>
    </style:style>
    <style:style style:name="T35" style:parent-style-name="Policepardéfaut" style:family="text">
      <style:text-properties fo:language="fr" fo:country="FR"/>
    </style:style>
    <style:style style:name="T36" style:parent-style-name="Policepardéfaut" style:family="text">
      <style:text-properties style:font-name="Consolas" style:font-name-asian="Consolas" style:font-name-complex="Consolas" fo:color="#000000" fo:font-size="10pt" style:font-size-asian="10pt" style:font-size-complex="10pt" fo:language="fr" fo:country="FR"/>
    </style:style>
    <style:style style:name="P37" style:parent-style-name="Standard" style:family="paragraph">
      <style:text-properties fo:language="fr" fo:country="FR"/>
    </style:style>
    <style:style style:name="P38" style:parent-style-name="Standard" style:family="paragraph">
      <style:text-properties fo:language="fr" fo:country="FR"/>
    </style:style>
    <style:style style:name="P39" style:parent-style-name="Standard" style:family="paragraph">
      <style:text-properties fo:language="fr" fo:country="FR"/>
    </style:style>
    <style:style style:name="P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2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4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7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48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1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52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5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56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9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60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3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6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0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71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2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3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4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7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6" style:parent-style-name="Policepardéfau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7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0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81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2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83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4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C0C0C0" fo:language="en" fo:country="US" style:language-complex="ar" style:country-complex="SA"/>
    </style:style>
    <style:style style:name="T8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6" style:parent-style-name="Policepardéfaut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8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8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8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0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91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2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93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94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9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8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0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101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2" style:parent-style-name="Policepardéfaut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03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6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8" style:parent-style-name="Policepardéfaut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background-color="#C0C0C0" fo:language="en" fo:country="US" style:language-complex="ar" style:country-complex="SA"/>
    </style:style>
    <style:style style:name="T10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0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111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3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4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6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0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1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122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4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6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12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8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1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2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3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4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6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8" style:parent-style-name="Normal" style:family="paragraph">
      <style:paragraph-properties fo:widows="2" fo:orphans="2" style:text-autospace="none" style:vertical-align="auto" fo:text-indent="0.4902in"/>
      <style:text-properties fo:hyphenate="true"/>
    </style:style>
    <style:style style:name="T13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1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2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43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6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7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48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0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2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3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54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6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8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5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0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C0C0C0" fo:language="en" fo:country="US" style:language-complex="ar" style:country-complex="SA"/>
    </style:style>
    <style:style style:name="T161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62" style:parent-style-name="Normal" style:family="paragraph">
      <style:paragraph-properties fo:widows="2" fo:orphans="2" style:text-autospace="none" style:vertical-align="auto" fo:text-indent="0.4902in"/>
      <style:text-properties fo:hyphenate="true"/>
    </style:style>
    <style:style style:name="T163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6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6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0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2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3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74" style:parent-style-name="Standard" style:family="paragraph">
      <style:paragraph-properties style:text-autospace="none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75" style:parent-style-name="Standard" style:family="paragraph">
      <style:paragraph-properties style:text-autospace="none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76" style:parent-style-name="Standard" style:family="paragraph">
      <style:paragraph-properties style:text-autospace="none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77" style:parent-style-name="Standard" style:family="paragraph">
      <style:paragraph-properties style:text-autospace="none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78" style:parent-style-name="Standard" style:family="paragraph">
      <style:paragraph-properties style:text-autospace="none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79" style:parent-style-name="Standard" style:family="paragraph">
      <style:paragraph-properties style:text-autospace="none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0" style:parent-style-name="Standard" style:family="paragraph">
      <style:paragraph-properties style:text-autospace="none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1" style:parent-style-name="Standard" style:family="paragraph">
      <style:paragraph-properties style:text-autospace="none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2" style:parent-style-name="Standard" style:family="paragraph">
      <style:paragraph-properties style:text-autospace="none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3" style:parent-style-name="Standard" style:family="paragraph">
      <style:paragraph-properties style:text-autospace="none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4" style:parent-style-name="Standard" style:family="paragraph">
      <style:paragraph-properties style:text-autospace="none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5" style:parent-style-name="Standard" style:family="paragraph">
      <style:paragraph-properties style:text-autospace="none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6" style:parent-style-name="Standard" style:family="paragraph">
      <style:paragraph-properties style:text-autospace="none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7" style:parent-style-name="Standard" style:family="paragraph">
      <style:paragraph-properties style:text-autospace="none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8" style:parent-style-name="Standard" style:family="paragraph">
      <style:paragraph-properties style:text-autospace="none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9" style:parent-style-name="Standard" style:family="paragraph">
      <style:paragraph-properties style:text-autospace="none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90" style:parent-style-name="Standard" style:family="paragraph">
      <style:paragraph-properties style:text-autospace="none"/>
      <style:text-properties fo:language="en" fo:country="US"/>
    </style:style>
    <style:style style:name="P191" style:parent-style-name="Standard" style:family="paragraph">
      <style:paragraph-properties style:text-autospace="none"/>
      <style:text-properties fo:language="fr" fo:country="FR"/>
    </style:style>
    <style:style style:name="P192" style:parent-style-name="Standard" style:family="paragraph">
      <style:paragraph-properties style:text-autospace="none"/>
      <style:text-properties fo:language="fr" fo:country="FR"/>
    </style:style>
    <style:style style:name="P193" style:parent-style-name="Standard" style:family="paragraph">
      <style:paragraph-properties style:text-autospace="none"/>
      <style:text-properties fo:language="fr" fo:country="FR"/>
    </style:style>
    <style:style style:name="P194" style:parent-style-name="Normal" style:family="paragraph">
      <style:paragraph-properties fo:widows="2" fo:orphans="2" style:text-autospace="none" style:vertical-align="auto" fo:text-indent="0.4902in"/>
      <style:text-properties fo:hyphenate="true"/>
    </style:style>
    <style:style style:name="T19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196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19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198" style:parent-style-name="Normal" style:family="paragraph">
      <style:paragraph-properties fo:widows="2" fo:orphans="2" style:text-autospace="none" style:vertical-align="auto" fo:text-indent="0.4902in"/>
      <style:text-properties fo:hyphenate="true"/>
    </style:style>
    <style:style style:name="T19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0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01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2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3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04" style:parent-style-name="Normal" style:family="paragraph">
      <style:paragraph-properties fo:widows="2" fo:orphans="2" style:text-autospace="none" style:vertical-align="auto" fo:text-indent="0.4902in"/>
      <style:text-properties fo:hyphenate="true"/>
    </style:style>
    <style:style style:name="T20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6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8" style:parent-style-name="Policepardéfaut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20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10" style:parent-style-name="Normal" style:family="paragraph">
      <style:paragraph-properties fo:widows="2" fo:orphans="2" style:text-autospace="none" style:vertical-align="auto" fo:text-indent="0.4902in"/>
      <style:text-properties fo:hyphenate="true"/>
    </style:style>
    <style:style style:name="T211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2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3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4" style:parent-style-name="Policepardéfaut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21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16" style:parent-style-name="Normal" style:family="paragraph">
      <style:paragraph-properties fo:widows="2" fo:orphans="2" style:text-autospace="none" style:vertical-align="auto" fo:text-indent="0.4902in"/>
      <style:text-properties fo:hyphenate="true"/>
    </style:style>
    <style:style style:name="T21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8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20" style:parent-style-name="Standard" style:family="paragraph">
      <style:paragraph-properties style:text-autospace="none" fo:text-indent="0.4902in"/>
    </style:style>
    <style:style style:name="T221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2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3" style:parent-style-name="Policepardéfaut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224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25" style:parent-style-name="Standard" style:family="paragraph">
      <style:paragraph-properties style:text-autospace="none"/>
      <style:text-properties fo:language="en" fo:country="US"/>
    </style:style>
    <style:style style:name="P226" style:parent-style-name="Standard" style:family="paragraph">
      <style:paragraph-properties style:text-autospace="none"/>
      <style:text-properties fo:language="fr" fo:country="FR"/>
    </style:style>
    <style:style style:name="P227" style:parent-style-name="Standard" style:family="paragraph">
      <style:paragraph-properties style:text-autospace="none"/>
      <style:text-properties fo:language="fr" fo:country="FR"/>
    </style:style>
    <style:style style:name="P2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9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30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2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3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34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5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236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8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9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40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2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3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4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24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6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4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8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24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0" style:parent-style-name="Policepardéfau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251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52" style:parent-style-name="Normal" style:family="paragraph">
      <style:paragraph-properties fo:widows="2" fo:orphans="2" style:text-autospace="none" style:vertical-align="auto" fo:margin-left="2.5597in" fo:text-indent="-2.0694in">
        <style:tab-stops/>
      </style:paragraph-properties>
      <style:text-properties fo:hyphenate="true"/>
    </style:style>
    <style:style style:name="T253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4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5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256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7" style:parent-style-name="Policepardéfaut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258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9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260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1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262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3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264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5" style:parent-style-name="Policepardéfaut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266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8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0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71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3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4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7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8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1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2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3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84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6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8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9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90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2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3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4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6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8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9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0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2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4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8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0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10" style:parent-style-name="Standard" style:family="paragraph">
      <style:paragraph-properties style:text-autospace="none"/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311" style:parent-style-name="Standard" style:family="paragraph">
      <style:paragraph-properties style:text-autospace="none"/>
      <style:text-properties fo:language="fr" fo:country="FR"/>
    </style:style>
    <style:style style:name="T312" style:parent-style-name="Policepardéfaut" style:family="text">
      <style:text-properties style:font-name-asian="Consolas" style:font-name-complex="Consolas" fo:color="#000000" fo:language="fr" fo:country="FR"/>
    </style:style>
    <style:style style:name="T313" style:parent-style-name="Policepardéfaut" style:family="text">
      <style:text-properties style:font-name-asian="Consolas" style:font-name-complex="Consolas" fo:color="#000000" fo:language="fr" fo:country="FR"/>
    </style:style>
    <style:style style:name="P314" style:parent-style-name="Standard" style:family="paragraph">
      <style:text-properties fo:language="fr" fo:country="FR"/>
    </style:style>
    <style:style style:name="P315" style:parent-style-name="Standard" style:family="paragraph">
      <style:text-properties fo:language="fr" fo:country="FR"/>
    </style:style>
    <style:style style:name="T316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17" style:parent-style-name="Policepardéfau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fr" fo:country="FR" style:language-complex="ar" style:country-complex="SA"/>
    </style:style>
    <style:style style:name="T318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19" style:parent-style-name="Policepardéfaut" style:family="text">
      <style:text-properties style:font-name="Consolas" style:font-name-complex="Consolas" fo:color="#2A00FF" style:letter-kerning="false" fo:font-size="10pt" style:font-size-asian="10pt" style:font-size-complex="10pt" fo:language="fr" fo:country="FR" style:language-complex="ar" style:country-complex="SA"/>
    </style:style>
    <style:style style:name="T320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21" style:parent-style-name="Policepardéfaut" style:family="text">
      <style:text-properties style:font-name="Consolas" style:font-name-complex="Consolas" fo:color="#2A00FF" style:letter-kerning="false" fo:font-size="10pt" style:font-size-asian="10pt" style:font-size-complex="10pt" fo:language="fr" fo:country="FR" style:language-complex="ar" style:country-complex="SA"/>
    </style:style>
    <style:style style:name="T322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23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4" style:parent-style-name="Policepardéfaut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25" style:parent-style-name="Policepardéfaut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26" style:parent-style-name="Policepardéfaut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2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8" style:parent-style-name="Policepardéfau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32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30" style:parent-style-name="Standard" style:family="paragraph">
      <style:text-properties fo:language="en" fo:country="US"/>
    </style:style>
    <style:style style:name="P331" style:parent-style-name="Standard" style:family="paragraph">
      <style:text-properties fo:language="fr" fo:country="FR"/>
    </style:style>
    <style:style style:name="P332" style:parent-style-name="Normal" style:family="paragraph">
      <style:paragraph-properties fo:widows="2" fo:orphans="2" style:text-autospace="none" style:vertical-align="auto"/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 fo:hyphenate="true"/>
    </style:style>
    <style:style style:name="P3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4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3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8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3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0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341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3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4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4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8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9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350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1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52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3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354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5" style:parent-style-name="Policepardéfau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356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57" style:parent-style-name="Normal" style:family="paragraph">
      <style:paragraph-properties fo:widows="2" fo:orphans="2" style:text-autospace="none" style:vertical-align="auto" fo:margin-left="2.2645in" fo:text-indent="-1.7743in">
        <style:tab-stops/>
      </style:paragraph-properties>
      <style:text-properties fo:hyphenate="true"/>
    </style:style>
    <style:style style:name="T358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0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361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2" style:parent-style-name="Policepardéfaut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63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4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36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6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36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8" style:parent-style-name="Policepardéfaut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36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0" style:parent-style-name="Policepardéfaut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71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3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4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7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8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9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80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2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83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84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6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87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88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0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1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2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93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6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3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8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99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400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4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2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4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4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4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6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407" style:parent-style-name="Policepardéfau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408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40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410" style:parent-style-name="Standard" style:family="paragraph">
      <style:text-properties fo:language="fr" fo:country="FR"/>
    </style:style>
  </office:automatic-styles>
  <office:body>
    <office:text text:use-soft-page-breaks="true">
      <text:p text:style-name="P1">Utilisation de xml-rpc pour java dans Eclipse</text:p>
      <text:p text:style-name="P2"/>
      <text:p text:style-name="P3">1 –<text:s/>Addons<text:s/>:</text:p>
      <text:p text:style-name="Standard"><text:span text:style-name="T4">Télécharger</text:span><text:span text:style-name="T5"><text:s/>:<text:s/></text:span><text:a xlink:href="http://android-xmlrpc.googlecode.com/files/android-xmlrpc.tar.gz" office:target-frame-name="_top" xlink:show="replace"><text:span text:style-name="T6">Androïde</text:span><text:span text:style-name="T7"><text:s/>Xml-rpc</text:span></text:a></text:p>
      <text:p text:style-name="P8">Décompresser<text:s/>l'archive.</text:p>
      <text:p text:style-name="P9"/>
      <text:p text:style-name="P10">2 – Dans le projet :</text:p>
      <text:p text:style-name="Standard"><text:span text:style-name="T11"><text:tab/></text:span><text:span text:style-name="T12">Cliquer</text:span><text:span text:style-name="T13"><text:s/>droit sur le dossier "src"</text:span><text:span text:style-name="T14">, puis New --&gt;<text:s/></text:span><text:span text:style-name="T15">Folder</text:span></text:p>
      <text:p text:style-name="Standard"><text:span text:style-name="T16"><text:tab/>Dans la fenêtre qui s'ouvre<text:s/></text:span><text:span text:style-name="T17">cliquer</text:span><text:span text:style-name="T18"><text:s/>sur "Advanced &gt;&gt;" puis<text:s/></text:span><text:span text:style-name="T19">sélectionner</text:span><text:span text:style-name="T20"><text:s/>"Link to<text:s/></text:span><text:span text:style-name="T21">alternate</text:span><text:span text:style-name="T22"><text:s/>location" et pour terminer<text:s/></text:span><text:span text:style-name="T23">cliquer</text:span><text:span text:style-name="T24"><text:s/>sur "</text:span><text:span text:style-name="T25">Browse</text:span><text:span text:style-name="T26"><text:s/>..." pour renseigner le do</text:span><text:span text:style-name="T27">ssier lib de<text:s/></text:span><text:span text:style-name="T28">l’archive</text:span><text:span text:style-name="T29"><text:s/></text:span><text:span text:style-name="T30">décompressée</text:span><text:span text:style-name="T31">.</text:span></text:p>
      <text:p text:style-name="P32"/>
      <text:p text:style-name="Standard"><text:span text:style-name="T33"><text:tab/>Ceci fait il suffit maintenant de faire un "</text:span><text:span text:style-name="T34">import</text:span><text:span text:style-name="T35"><text:s/></text:span><text:span text:style-name="T36">org.xmlrpc.android.*;"</text:span></text:p>
      <text:p text:style-name="P37"/>
      <text:p text:style-name="P38">3 –<text:s/>Connexion<text:s/>:</text:p>
      <text:p text:style-name="P39"/>
      <text:p text:style-name="P40"><text:span text:style-name="T41">public</text:span><text:span text:style-name="T42"><text:s/></text:span><text:span text:style-name="T43">int</text:span><text:span text:style-name="T44"><text:s/>Connect(String strURL, String Base, String Login, String Pass){</text:span></text:p>
      <text:p text:style-name="P45"><text:span text:style-name="T46"><text:s text:c="4"/></text:span><text:span text:style-name="T47">URL</text:span><text:span text:style-name="T48"><text:s/>= strURL;</text:span></text:p>
      <text:p text:style-name="P49"><text:span text:style-name="T50"><text:s text:c="4"/></text:span><text:span text:style-name="T51">DB_NAME</text:span><text:span text:style-name="T52"><text:s/>= Base;</text:span></text:p>
      <text:p text:style-name="P53"><text:span text:style-name="T54"><text:s text:c="4"/></text:span><text:span text:style-name="T55">USERNAME</text:span><text:span text:style-name="T56"><text:s/>= Login;</text:span></text:p>
      <text:p text:style-name="P57"><text:span text:style-name="T58"><text:s text:c="4"/></text:span><text:span text:style-name="T59">PASSWORD</text:span><text:span text:style-name="T60"><text:s/>= Pass;</text:span></text:p>
      <text:p text:style-name="P61"><text:span text:style-name="T62"><text:tab/></text:span><text:span text:style-name="T63"><text:tab/></text:span></text:p>
      <text:p text:style-name="P64"><text:span text:style-name="T65"><text:s text:c="4"/></text:span><text:span text:style-name="T66">try</text:span><text:span text:style-name="T67"><text:s/>{</text:span></text:p>
      <text:p text:style-name="P68"><text:span text:style-name="T69"><text:tab/></text:span><text:span text:style-name="T70">rpcClient</text:span><text:span text:style-name="T71"><text:s/>=<text:s/></text:span><text:span text:style-name="T72">new</text:span><text:span text:style-name="T73"><text:s/>XMLRPCClient(</text:span><text:span text:style-name="T74">URL</text:span><text:span text:style-name="T75">+</text:span><text:span text:style-name="T76">URL_COMMON</text:span><text:span text:style-name="T77">);</text:span></text:p>
      <text:p text:style-name="P78"><text:span text:style-name="T79"><text:tab/></text:span><text:span text:style-name="T80">user</text:span><text:span text:style-name="T81"><text:s/>= (String)<text:s/></text:span><text:span text:style-name="T82">rpcClient</text:span><text:span text:style-name="T83">.</text:span><text:span text:style-name="T84">call</text:span><text:span text:style-name="T85">(</text:span><text:span text:style-name="T86">"login"</text:span><text:span text:style-name="T87">,<text:s/></text:span><text:span text:style-name="T88">DB_NAME</text:span><text:span text:style-name="T89">,<text:s/></text:span><text:span text:style-name="T90">USERNAME</text:span><text:span text:style-name="T91">,<text:s/></text:span><text:span text:style-name="T92">PAS</text:span><text:span text:style-name="T93">S</text:span><text:span text:style-name="T94">WORD</text:span><text:span text:style-name="T95">).toString();</text:span></text:p>
      <text:p text:style-name="P96"><text:span text:style-name="T97"><text:tab/></text:span><text:span text:style-name="T98">if</text:span><text:span text:style-name="T99">(</text:span><text:span text:style-name="T100">user</text:span><text:span text:style-name="T101"><text:s/>!=<text:s/></text:span><text:span text:style-name="T102">"false"</text:span><text:span text:style-name="T103">){</text:span></text:p>
      <text:p text:style-name="P104"><text:span text:style-name="T105"><text:tab/></text:span><text:span text:style-name="T106"><text:s text:c="4"/></text:span><text:span text:style-name="T107">Object uid1 = Integer.</text:span><text:span text:style-name="T108">parseInt</text:span><text:span text:style-name="T109">(</text:span><text:span text:style-name="T110">user</text:span><text:span text:style-name="T111">);</text:span></text:p>
      <text:p text:style-name="P112"><text:span text:style-name="T113"><text:tab/><text:s text:c="4"/></text:span><text:span text:style-name="T114">if</text:span><text:span text:style-name="T115"><text:s/>(uid1<text:s/></text:span><text:span text:style-name="T116">instanceof</text:span><text:span text:style-name="T117"><text:s/>Integer){</text:span></text:p>
      <text:p text:style-name="P118"><text:span text:style-name="T119"><text:tab/></text:span><text:span text:style-name="T120"><text:tab/></text:span><text:span text:style-name="T121">uid</text:span><text:span text:style-name="T122"><text:s/>= (Integer) uid1;</text:span></text:p>
      <text:p text:style-name="P123"><text:span text:style-name="T124"><text:tab/></text:span><text:span text:style-name="T125"><text:tab/></text:span><text:span text:style-name="T126">connected</text:span><text:span text:style-name="T127"><text:s/>=<text:s/></text:span><text:span text:style-name="T128">true</text:span><text:span text:style-name="T129">;</text:span></text:p>
      <text:p text:style-name="P130"><text:span text:style-name="T131"><text:tab/></text:span><text:span text:style-name="T132"><text:tab/></text:span><text:span text:style-name="T133">return</text:span><text:span text:style-name="T134"><text:s/>0;</text:span></text:p>
      <text:p text:style-name="P135"><text:span text:style-name="T136"><text:tab/><text:s text:c="4"/></text:span><text:span text:style-name="T137">}</text:span></text:p>
      <text:p text:style-name="P138"><text:span text:style-name="T139">}</text:span></text:p>
      <text:p text:style-name="P140"><text:span text:style-name="T141"><text:tab/></text:span><text:span text:style-name="T142">return</text:span><text:span text:style-name="T143"><text:s/>-1;</text:span></text:p>
      <text:p text:style-name="P144"><text:span text:style-name="T145"><text:s text:c="4"/></text:span><text:span text:style-name="T146">}<text:s/></text:span><text:span text:style-name="T147">catch</text:span><text:span text:style-name="T148"><text:s/>(XMLRPCException e) {</text:span></text:p>
      <text:p text:style-name="P149"><text:span text:style-name="T150"><text:tab/>e.printStackTrace();</text:span></text:p>
      <text:p text:style-name="P151"><text:span text:style-name="T152"><text:tab/></text:span><text:span text:style-name="T153">return</text:span><text:span text:style-name="T154"><text:s/>-2;</text:span></text:p>
      <text:p text:style-name="P155"><text:span text:style-name="T156"><text:s text:c="4"/></text:span><text:span text:style-name="T157">}<text:s/></text:span><text:span text:style-name="T158">catch</text:span><text:span text:style-name="T159"><text:s/>(</text:span><text:span text:style-name="T160">Exception</text:span><text:span text:style-name="T161"><text:s/>e) {</text:span></text:p>
      <text:p text:style-name="P162"><text:span text:style-name="T163">e.printStackTrace();</text:span></text:p>
      <text:p text:style-name="P164"><text:span text:style-name="T165"><text:tab/></text:span><text:span text:style-name="T166">return</text:span><text:span text:style-name="T167"><text:s/>-3;</text:span></text:p>
      <text:p text:style-name="P168"><text:span text:style-name="T169"><text:s text:c="4"/></text:span><text:span text:style-name="T170">}</text:span></text:p>
      <text:p text:style-name="P171"><text:span text:style-name="T172"><text:tab/></text:span><text:span text:style-name="T173"><text:tab/></text:span></text:p>
      <text:p text:style-name="P174">}</text:p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soft-page-break/>
      <text:p text:style-name="P191">4 – Recherche</text:p>
      <text:p text:style-name="P192"/>
      <text:p text:style-name="P193">A – Dans l’activité</text:p>
      <text:p text:style-name="P194"><text:span text:style-name="T195">querry =<text:s/></text:span><text:span text:style-name="T196">new</text:span><text:span text:style-name="T197"><text:s/>ArrayList&lt;Object&gt;();</text:span></text:p>
      <text:p text:style-name="P198"><text:span text:style-name="T199">((ArrayList&lt;Object&gt;)querry).add(</text:span><text:span text:style-name="T200">new</text:span><text:span text:style-name="T201"><text:s/>A</text:span><text:span text:style-name="T202">r</text:span><text:span text:style-name="T203">rayList&lt;Object&gt;());</text:span></text:p>
      <text:p text:style-name="P204"><text:span text:style-name="T205">((A</text:span><text:span text:style-name="T206">r</text:span><text:span text:style-name="T207">rayList&lt;Object&gt;)((ArrayList&lt;Object&gt;)querry).get(0)).add(</text:span><text:span text:style-name="T208">"list_id"</text:span><text:span text:style-name="T209">);</text:span></text:p>
      <text:p text:style-name="P210"><text:span text:style-name="T211">((A</text:span><text:span text:style-name="T212">r</text:span><text:span text:style-name="T213">rayList&lt;Object&gt;)((ArrayList&lt;Object&gt;)querry).get(0)).add(</text:span><text:span text:style-name="T214">"="</text:span><text:span text:style-name="T215">);</text:span></text:p>
      <text:p text:style-name="P216"><text:span text:style-name="T217">((A</text:span><text:span text:style-name="T218">r</text:span><text:span text:style-name="T219">rayList&lt;Object&gt;)((ArrayList&lt;Object&gt;)querry).get(0)).add(id);</text:span></text:p>
      <text:p text:style-name="P220"><text:span text:style-name="T221">Object<text:s/></text:span><text:span text:style-name="T222">Ids = access.Search(</text:span><text:span text:style-name="T223">"contract.check.line"</text:span><text:span text:style-name="T224">, querry);</text:span></text:p>
      <text:p text:style-name="P225"/>
      <text:p text:style-name="P226">B – La fonction <text:s/>search:</text:p>
      <text:p text:style-name="P227"/>
      <text:p text:style-name="P228"><text:span text:style-name="T229">public</text:span><text:span text:style-name="T230"><text:s/>Object Search(String Model, Object Query){</text:span></text:p>
      <text:p text:style-name="P231"><text:span text:style-name="T232"><text:s text:c="4"/></text:span><text:span text:style-name="T233">if</text:span><text:span text:style-name="T234"><text:s/>(</text:span><text:span text:style-name="T235">connected</text:span><text:span text:style-name="T236">){</text:span></text:p>
      <text:p text:style-name="P237"><text:span text:style-name="T238"><text:tab/></text:span><text:span text:style-name="T239">try</text:span><text:span text:style-name="T240">{</text:span></text:p>
      <text:p text:style-name="P241"><text:span text:style-name="T242"><text:tab/></text:span><text:span text:style-name="T243"><text:s text:c="4"/></text:span><text:span text:style-name="T244">rpcClient</text:span><text:span text:style-name="T245"><text:s/>=<text:s/></text:span><text:span text:style-name="T246">new</text:span><text:span text:style-name="T247"><text:s/>XMLRPCClient(</text:span><text:span text:style-name="T248">URL</text:span><text:span text:style-name="T249">+</text:span><text:span text:style-name="T250">URL_OBJECT</text:span><text:span text:style-name="T251">);</text:span></text:p>
      <text:p text:style-name="P252"><text:span text:style-name="T253"><text:s text:c="4"/></text:span><text:span text:style-name="T254">Object res =<text:s/></text:span><text:span text:style-name="T255">rpcClient</text:span><text:span text:style-name="T256">.call(</text:span><text:span text:style-name="T257">"execute"</text:span><text:span text:style-name="T258">,<text:s/></text:span><text:span text:style-name="T259">DB_NAME</text:span><text:span text:style-name="T260">,<text:s/></text:span><text:span text:style-name="T261">uid</text:span><text:span text:style-name="T262">,<text:s/></text:span><text:span text:style-name="T263">PASSWORD</text:span><text:span text:style-name="T264">, Model,<text:s/></text:span><text:span text:style-name="T265">"search"</text:span><text:span text:style-name="T266">, Query);</text:span></text:p>
      <text:p text:style-name="P267"><text:span text:style-name="T268"><text:tab/></text:span><text:span text:style-name="T269"><text:s text:c="4"/></text:span><text:span text:style-name="T270">return</text:span><text:span text:style-name="T271"><text:s/>res;</text:span></text:p>
      <text:p text:style-name="P272"><text:span text:style-name="T273"><text:tab/>}<text:s/></text:span><text:span text:style-name="T274">catch</text:span><text:span text:style-name="T275"><text:s/>(XMLRPCException e) {</text:span></text:p>
      <text:p text:style-name="P276"><text:span text:style-name="T277"><text:tab/></text:span><text:span text:style-name="T278"><text:s text:c="4"/></text:span><text:span text:style-name="T279">e.printStackTrace();</text:span></text:p>
      <text:p text:style-name="P280"><text:span text:style-name="T281"><text:tab/></text:span><text:span text:style-name="T282"><text:s text:c="4"/></text:span><text:span text:style-name="T283">return</text:span><text:span text:style-name="T284"><text:s/></text:span><text:span text:style-name="T285">-2</text:span><text:span text:style-name="T286">;</text:span></text:p>
      <text:p text:style-name="P287"><text:span text:style-name="T288"><text:tab/>}<text:s/></text:span><text:span text:style-name="T289">catch</text:span><text:span text:style-name="T290"><text:s/>(Exception e) {</text:span></text:p>
      <text:p text:style-name="P291"><text:span text:style-name="T292"><text:tab/></text:span><text:span text:style-name="T293"><text:s text:c="4"/></text:span><text:span text:style-name="T294">e.printStackTrace();</text:span></text:p>
      <text:p text:style-name="P295"><text:span text:style-name="T296"><text:tab/></text:span><text:span text:style-name="T297"><text:s text:c="4"/></text:span><text:span text:style-name="T298">return</text:span><text:span text:style-name="T299"><text:s/>-3</text:span><text:span text:style-name="T300">;</text:span></text:p>
      <text:p text:style-name="P301"><text:span text:style-name="T302"><text:tab/>}</text:span></text:p>
      <text:p text:style-name="P303"><text:span text:style-name="T304"><text:s text:c="4"/></text:span><text:span text:style-name="T305">}</text:span></text:p>
      <text:p text:style-name="P306"><text:span text:style-name="T307"><text:s text:c="4"/></text:span><text:span text:style-name="T308">return</text:span><text:span text:style-name="T309"><text:s/>-1;</text:span></text:p>
      <text:p text:style-name="P310">}</text:p>
      <text:p text:style-name="P311"/>
      <text:p text:style-name="Standard"><text:span text:style-name="T312">5</text:span><text:span text:style-name="T313"><text:s/>– Lecture</text:span></text:p>
      <text:p text:style-name="P314">A – Dans l’activité</text:p>
      <text:p text:style-name="P315"/>
      <text:p text:style-name="Standard"><text:span text:style-name="T316">String[]<text:s/></text:span><text:span text:style-name="T317">fields</text:span><text:span text:style-name="T318"><text:s/>= {</text:span><text:span text:style-name="T319">"name"</text:span><text:span text:style-name="T320">,<text:s/></text:span><text:span text:style-name="T321">"frequency"</text:span><text:span text:style-name="T322">};</text:span></text:p>
      <text:p text:style-name="Standard"><text:span text:style-name="T323">Object names = access.Read(</text:span><text:span text:style-name="T324">"contract.check.li</text:span><text:span text:style-name="T325">ne</text:span><text:span text:style-name="T326">"</text:span><text:span text:style-name="T327">, Ids,<text:s/></text:span><text:span text:style-name="T328">fields</text:span><text:span text:style-name="T329">);</text:span></text:p>
      <text:p text:style-name="P330"/>
      <text:p text:style-name="P331">B – La fonction Read :</text:p>
      <text:p text:style-name="P332"/>
      <text:p text:style-name="P333"><text:span text:style-name="T334">public</text:span><text:span text:style-name="T335"><text:s/>Object Read(String Model, Object ids, String[] Fields){</text:span></text:p>
      <text:p text:style-name="P336"><text:span text:style-name="T337"><text:s text:c="4"/></text:span><text:span text:style-name="T338">if</text:span><text:span text:style-name="T339">(</text:span><text:span text:style-name="T340">connected</text:span><text:span text:style-name="T341">){</text:span></text:p>
      <text:p text:style-name="P342"><text:span text:style-name="T343"><text:tab/></text:span><text:span text:style-name="T344">try</text:span><text:span text:style-name="T345">{</text:span></text:p>
      <text:p text:style-name="P346"><text:span text:style-name="T347"><text:tab/></text:span><text:span text:style-name="T348"><text:s text:c="4"/></text:span><text:span text:style-name="T349">rpcClient</text:span><text:span text:style-name="T350"><text:s/>=<text:s/></text:span><text:span text:style-name="T351">new</text:span><text:span text:style-name="T352"><text:s/>XMLRPCClient(</text:span><text:span text:style-name="T353">URL</text:span><text:span text:style-name="T354">+</text:span><text:span text:style-name="T355">URL_OBJECT</text:span><text:span text:style-name="T356">);</text:span></text:p>
      <text:p text:style-name="P357"><text:span text:style-name="T358"><text:s text:c="4"/></text:span><text:span text:style-name="T359">Object res =<text:s/></text:span><text:span text:style-name="T360">rpcClient</text:span><text:span text:style-name="T361">.call(</text:span><text:span text:style-name="T362">"execute"</text:span><text:span text:style-name="T363">,<text:s/></text:span><text:span text:style-name="T364">DB_NAME</text:span><text:span text:style-name="T365">,<text:s/></text:span><text:span text:style-name="T366">uid</text:span><text:span text:style-name="T367">,<text:s/></text:span><text:span text:style-name="T368">PASSWORD</text:span><text:span text:style-name="T369">, Model,<text:s/></text:span><text:span text:style-name="T370">"read"</text:span><text:span text:style-name="T371">, ids, Fields);</text:span></text:p>
      <text:p text:style-name="P372"><text:span text:style-name="T373"><text:tab/><text:s text:c="4"/></text:span><text:span text:style-name="T374">return</text:span><text:span text:style-name="T375"><text:s/>res;</text:span></text:p>
      <text:p text:style-name="P376"><text:span text:style-name="T377"><text:tab/></text:span><text:span text:style-name="T378">}<text:s/></text:span><text:span text:style-name="T379">catch</text:span><text:span text:style-name="T380"><text:s/>(XMLRPCException e) {</text:span></text:p>
      <text:p text:style-name="P381"><text:span text:style-name="T382"><text:tab/></text:span><text:span text:style-name="T383"><text:s text:c="4"/></text:span><text:span text:style-name="T384">e.printStackTrace();</text:span></text:p>
      <text:p text:style-name="P385"><text:span text:style-name="T386"><text:tab/><text:s text:c="4"/></text:span><text:span text:style-name="T387">return</text:span><text:span text:style-name="T388"><text:s/>-2;</text:span></text:p>
      <text:p text:style-name="P389"><text:span text:style-name="T390"><text:tab/></text:span><text:span text:style-name="T391">}<text:s/></text:span><text:span text:style-name="T392">catch</text:span><text:span text:style-name="T393"><text:s/>(Exception e) {</text:span></text:p>
      <text:p text:style-name="P394"><text:span text:style-name="T395"><text:tab/><text:s text:c="4"/></text:span><text:span text:style-name="T396">e.printStackTrace();</text:span></text:p>
      <text:p text:style-name="P397"><text:span text:style-name="T398"><text:tab/><text:s text:c="4"/></text:span><text:span text:style-name="T399">return</text:span><text:span text:style-name="T400"><text:s/>-3;</text:span></text:p>
      <text:p text:style-name="P401"><text:span text:style-name="T402"><text:tab/>}</text:span></text:p>
      <text:p text:style-name="P403"><text:span text:style-name="T404"><text:s text:c="4"/>}</text:span></text:p>
      <text:p text:style-name="P405"><text:span text:style-name="T406"><text:s text:c="4"/></text:span><text:span text:style-name="T407">return</text:span><text:span text:style-name="T408"><text:s/>-1;</text:span></text:p>
      <text:p text:style-name="Standard"><text:span text:style-name="T409">}</text:span></text:p>
      <text:p text:style-name="P4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admin</dc:creator>
    <meta:creation-date>2009-04-16T11:32:00Z</meta:creation-date>
    <dc:date>2011-12-27T08:29:00Z</dc:date>
    <meta:template xlink:href="Normal" xlink:type="simple"/>
    <meta:editing-cycles>6</meta:editing-cycles>
    <meta:editing-duration>PT4500S</meta:editing-duration>
    <meta:user-defined meta:name="Info 1"/>
    <meta:user-defined meta:name="Info 2"/>
    <meta:user-defined meta:name="Info 3"/>
    <meta:user-defined meta:name="Info 4"/>
    <meta:document-statistic meta:page-count="2" meta:paragraph-count="5" meta:word-count="400" meta:character-count="2599" meta:row-count="18" meta:non-whitespace-character-count="2204"/>
  </office:meta>
</office:document-meta>
</file>